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6])" office:value-type="float" office:value="0" calcext:value-type="float">
            <text:p>-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1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24:32.109880600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24:32.117233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50:15</meta:creation-date>
    <dc:date>2026-01-29T16:25:32.453977300</dc:date>
    <meta:print-date>2019-12-18T13:30:11.329000000</meta:print-date>
    <dc:language>pt-PT</dc:language>
    <meta:editing-cycles>476</meta:editing-cycles>
    <meta:editing-duration>PT15H21M45S</meta:editing-duration>
    <meta:document-statistic meta:table-count="1" meta:cell-count="45" meta:object-count="0"/>
    <meta:user-defined meta:name="Info 0"/>
    <meta:user-defined meta:name="Info 1"/>
    <meta:user-defined meta:name="Info 2"/>
    <meta:user-defined meta:name="Info 3"/>
  </office:meta>
</office:document-meta>
</file>